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07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ONE" style:base-cell-address="Sheet1.A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ONE" style:base-cell-address="Sheet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ONE" style:base-cell-address="Sheet1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ONE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ONE" style:base-cell-address="Sheet1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ON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Default" table:number-columns-repeated="91"/>
          <table:table-cell table:number-columns-repeated="162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Default" table:number-columns-repeated="91"/>
          <table:table-cell table:number-columns-repeated="162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Default" table:number-columns-repeated="91"/>
          <table:table-cell table:number-columns-repeated="162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Default" table:number-columns-repeated="91"/>
          <table:table-cell table:number-columns-repeated="162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Default" table:number-columns-repeated="91"/>
          <table:table-cell table:number-columns-repeated="16201"/>
        </table:table-row>
        <table:table-row table:style-name="ro1">
          <table:table-cell table:style-name="ce3" table:number-columns-repeated="36"/>
          <table:table-cell table:style-name="Default" table:number-columns-repeated="35"/>
          <table:table-cell table:style-name="ce3" table:number-columns-repeated="24"/>
          <table:table-cell table:number-columns-repeated="16289"/>
        </table:table-row>
        <table:table-row table:style-name="ro1"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4"/>
          <table:table-cell table:number-columns-repeated="1628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Default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Default" table:number-columns-repeated="4"/>
          <table:table-cell table:style-name="ce3" table:number-columns-repeated="4"/>
          <table:table-cell table:number-columns-repeated="1628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Default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4"/>
          <table:table-cell table:number-columns-repeated="1628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Default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Default" table:number-columns-repeated="4"/>
          <table:table-cell table:style-name="ce3" table:number-columns-repeated="4"/>
          <table:table-cell table:number-columns-repeated="1628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number-columns-repeated="3" table:style-name="ce1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629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19"/>
        </table:table-row>
        <table:table-row table:style-name="ro1">
          <table:table-cell table:number-columns-repeated="27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18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18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18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19"/>
        </table:table-row>
        <table:table-row table:style-name="ro1">
          <table:table-cell table:number-columns-repeated="76"/>
          <table:table-cell table:style-name="ce11"/>
          <table:table-cell table:style-name="ce10"/>
          <table:table-cell table:number-columns-repeated="1630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59"/>
          <table:table-cell table:style-name="ce9" table:number-columns-repeated="3"/>
          <table:table-cell table:number-columns-repeated="16322"/>
        </table:table-row>
        <table:table-row table:style-name="ro1" table:number-rows-repeated="5">
          <table:table-cell table:number-columns-repeated="31"/>
          <table:table-cell table:style-name="Default" table:number-columns-repeated="39"/>
          <table:table-cell table:number-columns-repeated="16314"/>
        </table:table-row>
        <table:table-row table:style-name="ro1" table:number-rows-repeated="1048536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A1:Sheet1.C5 Sheet1.CR6:Sheet1.XFD10 Sheet1.GB5:Sheet1.XFD5 Sheet1.GB2:Sheet1.XFD4 Sheet1.E1:Sheet1.CN5 Sheet1.GB1:Sheet1.XFD1 Sheet1.CN11:Sheet1.XFD11 Sheet1.A35:Sheet1.XFD1048576 Sheet1.A30:Sheet1.AE34 Sheet1.BS30:Sheet1.XFD34 Sheet1.A12:Sheet1.XFD29 Sheet1.A6:Sheet1.AJ6 Sheet1.BT6:Sheet1.CQ6 Sheet1.CN7:Sheet1.CQ10 Sheet1.A8:Sheet1.BD10 Sheet1.A11:Sheet1.BU11 Sheet1.BW11:Sheet1.CB11 Sheet1.A7:Sheet1.CB7 Sheet1.BF8:Sheet1.CB10 Sheet1.CC7:Sheet1.CI11">
            <calcext:condition calcext:apply-style-name="ONE" calcext:value="=1" calcext:base-cell-address="Sheet1.A1"/>
          </calcext:conditional-format>
          <calcext:conditional-format calcext:target-range-address="Sheet1.A12:Sheet1.EM18 Sheet1.AN5:Sheet1.CJ5 Sheet1.A24:Sheet1.BX24 Sheet1.BO20:Sheet1.CB23 Sheet1.CA24:Sheet1.CB24 Sheet1.CC20:Sheet1.EM24 Sheet1.A25:Sheet1.EM28 Sheet1.A35:Sheet1.EM1048576 Sheet1.A29:Sheet1.BG29 Sheet1.BK29:Sheet1.EM29 Sheet1.BS30:Sheet1.EM34 Sheet1.EN6:Sheet1.XFD1048576 Sheet1.A1:Sheet1.C5 Sheet1.CR6:Sheet1.EM10 Sheet1.E1:Sheet1.AM5 Sheet1.GB1:Sheet1.XFD4 Sheet1.GB5:Sheet1.XFD5 Sheet1.AN1:Sheet1.CJ4 Sheet1.CN11:Sheet1.EM11 Sheet1.M11:Sheet1.N11 Sheet1.A30:Sheet1.AE34 Sheet1.A19:Sheet1.BN23 Sheet1.BO19:Sheet1.EM19">
            <calcext:condition calcext:apply-style-name="ZERO" calcext:value="!=1" calcext:base-cell-address="Sheet1.A1"/>
          </calcext:conditional-format>
          <calcext:conditional-format calcext:target-range-address="Sheet1.BZ24:Sheet1.BZ24">
            <calcext:condition calcext:apply-style-name="ZERO" calcext:value="!=1" calcext:base-cell-address="Sheet1.BZ24"/>
          </calcext:conditional-format>
          <calcext:conditional-format calcext:target-range-address="Sheet1.BY24:Sheet1.BY24">
            <calcext:condition calcext:apply-style-name="ZERO" calcext:value="!=1" calcext:base-cell-address="Sheet1.BY24"/>
          </calcext:conditional-format>
          <calcext:conditional-format calcext:target-range-address="Sheet1.BH29:Sheet1.BJ29">
            <calcext:condition calcext:apply-style-name="ZERO" calcext:value="!=1" calcext:base-cell-address="Sheet1.BH29"/>
          </calcext:conditional-format>
          <calcext:conditional-format calcext:target-range-address="Sheet1.A6:Sheet1.AJ6 Sheet1.BT6:Sheet1.CQ6 Sheet1.CN7:Sheet1.CQ10">
            <calcext:condition calcext:apply-style-name="ZERO" calcext:value="!=1" calcext:base-cell-address="Sheet1.A6"/>
          </calcext:conditional-format>
          <calcext:conditional-format calcext:target-range-address="Sheet1.CK5:Sheet1.CN5 Sheet1.CK1:Sheet1.CN4 Sheet1.A11:Sheet1.L11 Sheet1.A7:Sheet1.BD10 Sheet1.O11:Sheet1.BU11 Sheet1.BW11:Sheet1.CB11 Sheet1.BE7:Sheet1.CB7 Sheet1.BF8:Sheet1.CB10 Sheet1.CC7:Sheet1.CI11">
            <calcext:condition calcext:apply-style-name="ZERO" calcext:value="!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rial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" style:font-family-asian="Arial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ff"/>
      <style:text-properties fo:color="#000000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NE" style:family="table-cell" style:parent-style-name="Default">
      <style:table-cell-properties fo:background-color="#000000"/>
    </style:style>
    <style:style style:name="ZERO" style:family="table-cell" style:parent-style-name="Default">
      <style:text-properties fo: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="40%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06:24:57.198782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ndler Klüser</meta:initial-creator>
    <meta:creation-date>2024-09-14T02:18:28.724232179</meta:creation-date>
    <dc:date>2024-10-10T06:32:11.906817273</dc:date>
    <dc:creator>Chandler Klüser</dc:creator>
    <meta:editing-duration>PT1H15M51S</meta:editing-duration>
    <meta:editing-cycles>35</meta:editing-cycles>
    <meta:generator>LibreOffice/24.8.2.1$Linux_X86_64 LibreOffice_project/480$Build-1</meta:generator>
    <meta:document-statistic meta:table-count="1" meta:cell-count="497" meta:object-count="0"/>
  </office:meta>
</office:document-meta>
</file>